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Feuil3">
      <style:table-properties table:display="true" style:writing-mode="lr-tb"/>
    </style:style>
    <style:style style:name="ce1" style:family="table-cell" style:parent-style-name="Titre_20_perso">
      <style:text-properties style:use-window-font-color="true" style:text-outline="false" style:text-line-through-style="none" style:text-line-through-type="none" fo:text-shadow="none" style:text-underline-style="none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87cefa" style:diagonal-bl-tr="none" style:diagonal-tl-br="none" style:text-align-source="value-type" style:repeat-content="false" fo:wrap-option="wrap" fo:border="0.06pt solid #000000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87cefa" style:diagonal-bl-tr="none" style:diagonal-tl-br="none" style:text-align-source="value-type" style:repeat-content="false" fo:wrap-option="wrap" fo:border="0.06pt solid #000000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87cefa" style:diagonal-bl-tr="none" style:diagonal-tl-br="none" style:text-align-source="value-type" style:repeat-content="false" fo:wrap-option="wrap" fo:border="0.06pt solid #000000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87cefa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fo:wrap-option="wrap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style:glyph-orientation-vertical="0" fo:background-color="#20b2aa" style:diagonal-bl-tr="none" style:diagonal-tl-br="none" style:text-align-source="fix" style:repeat-content="false" fo:wrap-option="wrap" fo:border="0.06pt solid #000000" style:direction="ltr" style:rotation-angle="0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7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" style:apply-style-name="Bad" style:base-cell-address="'Budget étudiant'.N22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/>
      <table:table table:name="Budget étudiant" table:style-name="ta1" table:print="false">
        <office:forms form:automatic-focus="false" form:apply-design-mode="false"/>
        <table:table-column table:style-name="co1" table:default-cell-style-name="ce16"/>
        <table:table-column table:style-name="co2" table:number-columns-repeated="13" table:default-cell-style-name="ce25"/>
        <table:table-column table:style-name="co3" table:number-columns-repeated="241" table:default-cell-style-name="Default"/>
        <table:table-row table:style-name="ro1">
          <table:table-cell table:style-name="ce1" office:value-type="string" calcext:value-type="string">
            <text:p>CALCUL D'UN BUDGET</text:p>
          </table:table-cell>
          <table:table-cell table:style-name="ce2" table:number-columns-repeated="5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2" table:number-columns-repeated="6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4" office:value-type="string" calcext:value-type="string">
            <text:p>BUDGET</text:p>
          </table:table-cell>
          <table:table-cell table:style-name="ce23" office:value-type="string" calcext:value-type="string">
            <text:p>septembre</text:p>
          </table:table-cell>
          <table:table-cell table:style-name="ce23" office:value-type="string" calcext:value-type="string">
            <text:p>octobre</text:p>
          </table:table-cell>
          <table:table-cell table:style-name="ce23" office:value-type="string" calcext:value-type="string">
            <text:p>novembre</text:p>
          </table:table-cell>
          <table:table-cell table:style-name="ce23" office:value-type="string" calcext:value-type="string">
            <text:p>décembre</text:p>
          </table:table-cell>
          <table:table-cell table:style-name="ce23" office:value-type="string" calcext:value-type="string">
            <text:p>janvier</text:p>
          </table:table-cell>
          <table:table-cell table:style-name="ce23" office:value-type="string" calcext:value-type="string">
            <text:p>février</text:p>
          </table:table-cell>
          <table:table-cell table:style-name="ce23" office:value-type="string" calcext:value-type="string">
            <text:p>mars</text:p>
          </table:table-cell>
          <table:table-cell table:style-name="ce23" office:value-type="string" calcext:value-type="string">
            <text:p>avril</text:p>
          </table:table-cell>
          <table:table-cell table:style-name="ce23" office:value-type="string" calcext:value-type="string">
            <text:p>mai</text:p>
          </table:table-cell>
          <table:table-cell table:style-name="ce23" office:value-type="string" calcext:value-type="string">
            <text:p>juin</text:p>
          </table:table-cell>
          <table:table-cell table:style-name="ce23" office:value-type="string" calcext:value-type="string">
            <text:p>juillet</text:p>
          </table:table-cell>
          <table:table-cell table:style-name="ce23" office:value-type="string" calcext:value-type="string">
            <text:p>août</text:p>
          </table:table-cell>
          <table:table-cell table:style-name="ce23" office:value-type="string" calcext:value-type="string">
            <text:p>année</text:p>
          </table:table-cell>
          <table:table-cell table:number-columns-repeated="241"/>
        </table:table-row>
        <table:table-row table:style-name="ro2">
          <table:table-cell table:style-name="ce15"/>
          <table:table-cell table:style-name="ce9" table:number-columns-repeated="13"/>
          <table:table-cell table:number-columns-repeated="241"/>
        </table:table-row>
        <table:table-row table:style-name="ro2">
          <table:table-cell office:value-type="string" calcext:value-type="string">
            <text:p>Salaires</text:p>
          </table:table-cell>
          <table:table-cell table:number-columns-repeated="12" office:value-type="currency" office:currency="EUR" office:value="1300" calcext:value-type="currency">
            <text:p>1 300,00 €</text:p>
          </table:table-cell>
          <table:table-cell table:formula="of:=SUM([.B5:.M5])" office:value-type="currency" office:currency="EUR" office:value="15600" calcext:value-type="currency">
            <text:p>15 600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Allocations logement</text:p>
          </table:table-cell>
          <table:table-cell table:number-columns-repeated="12" office:value-type="currency" office:currency="EUR" office:value="10" calcext:value-type="currency">
            <text:p>10,00 €</text:p>
          </table:table-cell>
          <table:table-cell table:formula="of:=SUM([.B6:.M6])" office:value-type="currency" office:currency="EUR" office:value="120" calcext:value-type="currency">
            <text:p>120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Bourses</text:p>
          </table:table-cell>
          <table:table-cell table:number-columns-repeated="12" office:value-type="currency" office:currency="EUR" office:value="1" calcext:value-type="currency">
            <text:p>1,00 €</text:p>
          </table:table-cell>
          <table:table-cell table:formula="of:=SUM([.B7:.M7])" office:value-type="currency" office:currency="EUR" office:value="12" calcext:value-type="currency">
            <text:p>12,00 €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Divers</text:p>
          </table:table-cell>
          <table:table-cell office:value-type="currency" office:currency="EUR" office:value="500000" calcext:value-type="currency">
            <text:p>500 000,00 €</text:p>
          </table:table-cell>
          <table:table-cell table:number-columns-repeated="8" office:value-type="currency" office:currency="EUR" office:value="0" calcext:value-type="currency">
            <text:p>0,00 €</text:p>
          </table:table-cell>
          <table:table-cell office:value-type="currency" office:currency="EUR" office:value="1000000" calcext:value-type="currency">
            <text:p>1 000 0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SUM([.B8:.M8])" office:value-type="currency" office:currency="EUR" office:value="1500000" calcext:value-type="currency">
            <text:p>1 500 000,00 €</text:p>
          </table:table-cell>
          <table:table-cell table:number-columns-repeated="241"/>
        </table:table-row>
        <table:table-row table:style-name="ro2">
          <table:table-cell table:style-name="ce15"/>
          <table:table-cell table:number-columns-repeated="254"/>
        </table:table-row>
        <table:table-row table:style-name="ro2">
          <table:table-cell table:style-name="ce17" office:value-type="string" calcext:value-type="string">
            <text:p>Total RECETTES</text:p>
          </table:table-cell>
          <table:table-cell table:style-name="ce26" table:formula="of:=SUM([.B5:.B8])" office:value-type="currency" office:currency="EUR" office:value="501311" calcext:value-type="currency">
            <text:p>501 311,00 €</text:p>
          </table:table-cell>
          <table:table-cell table:style-name="ce26" table:formula="of:=SUM([.C5:.C8])" office:value-type="currency" office:currency="EUR" office:value="1311" calcext:value-type="currency">
            <text:p>1 311,00 €</text:p>
          </table:table-cell>
          <table:table-cell table:style-name="ce26" table:formula="of:=SUM([.D5:.D8])" office:value-type="currency" office:currency="EUR" office:value="1311" calcext:value-type="currency">
            <text:p>1 311,00 €</text:p>
          </table:table-cell>
          <table:table-cell table:style-name="ce26" table:formula="of:=SUM([.E5:.E8])" office:value-type="currency" office:currency="EUR" office:value="1311" calcext:value-type="currency">
            <text:p>1 311,00 €</text:p>
          </table:table-cell>
          <table:table-cell table:style-name="ce26" table:formula="of:=SUM([.F5:.F8])" office:value-type="currency" office:currency="EUR" office:value="1311" calcext:value-type="currency">
            <text:p>1 311,00 €</text:p>
          </table:table-cell>
          <table:table-cell table:style-name="ce26" table:formula="of:=SUM([.G5:.G8])" office:value-type="currency" office:currency="EUR" office:value="1311" calcext:value-type="currency">
            <text:p>1 311,00 €</text:p>
          </table:table-cell>
          <table:table-cell table:style-name="ce26" table:formula="of:=SUM([.H5:.H8])" office:value-type="currency" office:currency="EUR" office:value="1311" calcext:value-type="currency">
            <text:p>1 311,00 €</text:p>
          </table:table-cell>
          <table:table-cell table:style-name="ce26" table:formula="of:=SUM([.I5:.I8])" office:value-type="currency" office:currency="EUR" office:value="1311" calcext:value-type="currency">
            <text:p>1 311,00 €</text:p>
          </table:table-cell>
          <table:table-cell table:style-name="ce26" table:formula="of:=SUM([.J5:.J8])" office:value-type="currency" office:currency="EUR" office:value="1311" calcext:value-type="currency">
            <text:p>1 311,00 €</text:p>
          </table:table-cell>
          <table:table-cell table:style-name="ce26" table:formula="of:=SUM([.K5:.K8])" office:value-type="currency" office:currency="EUR" office:value="1001311" calcext:value-type="currency">
            <text:p>1 001 311,00 €</text:p>
          </table:table-cell>
          <table:table-cell table:style-name="ce26" table:formula="of:=SUM([.L5:.L8])" office:value-type="currency" office:currency="EUR" office:value="1311" calcext:value-type="currency">
            <text:p>1 311,00 €</text:p>
          </table:table-cell>
          <table:table-cell table:style-name="ce26" table:formula="of:=SUM([.M5:.M8])" office:value-type="currency" office:currency="EUR" office:value="1311" calcext:value-type="currency">
            <text:p>1 311,00 €</text:p>
          </table:table-cell>
          <table:table-cell table:style-name="ce26" table:formula="of:=SUM([.N5:.N8])" office:value-type="currency" office:currency="EUR" office:value="1515732" calcext:value-type="currency">
            <text:p>1 515 732,00 €</text:p>
          </table:table-cell>
          <table:table-cell table:number-columns-repeated="241"/>
        </table:table-row>
        <table:table-row table:style-name="ro2">
          <table:table-cell table:style-name="ce15"/>
          <table:table-cell table:number-columns-repeated="254"/>
        </table:table-row>
        <table:table-row table:style-name="ro3">
          <table:table-cell office:value-type="string" calcext:value-type="string">
            <text:p>Loyer</text:p>
          </table:table-cell>
          <table:table-cell table:number-columns-repeated="4" office:value-type="currency" office:currency="EUR" office:value="345000" calcext:value-type="currency">
            <text:p>345 000,00 €</text:p>
          </table:table-cell>
          <table:table-cell table:number-columns-repeated="8" office:value-type="currency" office:currency="EUR" office:value="100" calcext:value-type="currency">
            <text:p>100,00 €</text:p>
          </table:table-cell>
          <table:table-cell table:formula="of:=SUM([.B12:.M12])" office:value-type="currency" office:currency="EUR" office:value="1380800" calcext:value-type="currency">
            <text:p>1 380 800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axe habitation</text:p>
          </table:table-cell>
          <table:table-cell table:number-columns-repeated="12" office:value-type="currency" office:currency="EUR" office:value="432" calcext:value-type="currency">
            <text:p>432,00 €</text:p>
          </table:table-cell>
          <table:table-cell table:formula="of:=SUM([.B13:.M13])" office:value-type="currency" office:currency="EUR" office:value="5184" calcext:value-type="currency">
            <text:p>5 184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Assurance logement</text:p>
          </table:table-cell>
          <table:table-cell table:number-columns-repeated="12" office:value-type="currency" office:currency="EUR" office:value="234" calcext:value-type="currency">
            <text:p>234,00 €</text:p>
          </table:table-cell>
          <table:table-cell table:formula="of:=SUM([.B14:.M14])" office:value-type="currency" office:currency="EUR" office:value="2808" calcext:value-type="currency">
            <text:p>2 808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éléphone / internet</text:p>
          </table:table-cell>
          <table:table-cell table:number-columns-repeated="4" office:value-type="currency" office:currency="EUR" office:value="0" calcext:value-type="currency">
            <text:p>0,00 €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7" office:value-type="currency" office:currency="EUR" office:value="0" calcext:value-type="currency">
            <text:p>0,00 €</text:p>
          </table:table-cell>
          <table:table-cell table:formula="of:=SUM([.B15:.M15])" office:value-type="currency" office:currency="EUR" office:value="5" calcext:value-type="currency">
            <text:p>5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ransport</text:p>
          </table:table-cell>
          <table:table-cell table:number-columns-repeated="12" office:value-type="currency" office:currency="EUR" office:value="897" calcext:value-type="currency">
            <text:p>897,00 €</text:p>
          </table:table-cell>
          <table:table-cell table:formula="of:=SUM([.B16:.M16])" office:value-type="currency" office:currency="EUR" office:value="10764" calcext:value-type="currency">
            <text:p>10 764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isirs</text:p>
          </table:table-cell>
          <table:table-cell table:number-columns-repeated="12" office:value-type="currency" office:currency="EUR" office:value="7000" calcext:value-type="currency">
            <text:p>7 000,00 €</text:p>
          </table:table-cell>
          <table:table-cell table:formula="of:=SUM([.B17:.M17])" office:value-type="currency" office:currency="EUR" office:value="84000" calcext:value-type="currency">
            <text:p>84 000,00 €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mprévus</text:p>
          </table:table-cell>
          <table:table-cell table:number-columns-repeated="4" office:value-type="currency" office:currency="EUR" office:value="2" calcext:value-type="currency">
            <text:p>2,00 €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7" office:value-type="currency" office:currency="EUR" office:value="2" calcext:value-type="currency">
            <text:p>2,00 €</text:p>
          </table:table-cell>
          <table:table-cell table:formula="of:=SUM([.B18:.M18])" office:value-type="currency" office:currency="EUR" office:value="4022" calcext:value-type="currency">
            <text:p>4 022,00 €</text:p>
          </table:table-cell>
          <table:table-cell table:number-columns-repeated="241"/>
        </table:table-row>
        <table:table-row table:style-name="ro2"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Total DEPENSES</text:p>
          </table:table-cell>
          <table:table-cell table:style-name="ce27" table:formula="of:=SUM([.B12:.B18])" office:value-type="currency" office:currency="EUR" office:value="353565" calcext:value-type="currency">
            <text:p>353 565,00 €</text:p>
          </table:table-cell>
          <table:table-cell table:style-name="ce27" table:formula="of:=SUM([.C12:.C18])" office:value-type="currency" office:currency="EUR" office:value="353565" calcext:value-type="currency">
            <text:p>353 565,00 €</text:p>
          </table:table-cell>
          <table:table-cell table:style-name="ce27" table:formula="of:=SUM([.D12:.D18])" office:value-type="currency" office:currency="EUR" office:value="353565" calcext:value-type="currency">
            <text:p>353 565,00 €</text:p>
          </table:table-cell>
          <table:table-cell table:style-name="ce27" table:formula="of:=SUM([.E12:.E18])" office:value-type="currency" office:currency="EUR" office:value="353565" calcext:value-type="currency">
            <text:p>353 565,00 €</text:p>
          </table:table-cell>
          <table:table-cell table:style-name="ce27" table:formula="of:=SUM([.F12:.F18])" office:value-type="currency" office:currency="EUR" office:value="12668" calcext:value-type="currency">
            <text:p>12 668,00 €</text:p>
          </table:table-cell>
          <table:table-cell table:style-name="ce27" table:formula="of:=SUM([.G12:.G18])" office:value-type="currency" office:currency="EUR" office:value="8665" calcext:value-type="currency">
            <text:p>8 665,00 €</text:p>
          </table:table-cell>
          <table:table-cell table:style-name="ce27" table:formula="of:=SUM([.H12:.H18])" office:value-type="currency" office:currency="EUR" office:value="8665" calcext:value-type="currency">
            <text:p>8 665,00 €</text:p>
          </table:table-cell>
          <table:table-cell table:style-name="ce27" table:formula="of:=SUM([.I12:.I18])" office:value-type="currency" office:currency="EUR" office:value="8665" calcext:value-type="currency">
            <text:p>8 665,00 €</text:p>
          </table:table-cell>
          <table:table-cell table:style-name="ce27" table:formula="of:=SUM([.J12:.J18])" office:value-type="currency" office:currency="EUR" office:value="8665" calcext:value-type="currency">
            <text:p>8 665,00 €</text:p>
          </table:table-cell>
          <table:table-cell table:style-name="ce27" table:formula="of:=SUM([.K12:.K18])" office:value-type="currency" office:currency="EUR" office:value="8665" calcext:value-type="currency">
            <text:p>8 665,00 €</text:p>
          </table:table-cell>
          <table:table-cell table:style-name="ce27" table:formula="of:=SUM([.L12:.L18])" office:value-type="currency" office:currency="EUR" office:value="8665" calcext:value-type="currency">
            <text:p>8 665,00 €</text:p>
          </table:table-cell>
          <table:table-cell table:style-name="ce27" table:formula="of:=SUM([.M12:.M18])" office:value-type="currency" office:currency="EUR" office:value="8665" calcext:value-type="currency">
            <text:p>8 665,00 €</text:p>
          </table:table-cell>
          <table:table-cell table:style-name="ce27" table:formula="of:=SUM([.N12:.N18])" office:value-type="currency" office:currency="EUR" office:value="1487583" calcext:value-type="currency">
            <text:p>1 487 583,00 €</text:p>
          </table:table-cell>
          <table:table-cell table:number-columns-repeated="241"/>
        </table:table-row>
        <table:table-row table:style-name="ro2"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SOLDES</text:p>
          </table:table-cell>
          <table:table-cell table:style-name="ce27" table:number-columns-repeated="12"/>
          <table:table-cell table:style-name="ce29" table:formula="of:=SUM([.N5:.N8]) - [.N20]" office:value-type="currency" office:currency="EUR" office:value="28149" calcext:value-type="currency">
            <text:p>28 149,00 €</text:p>
          </table:table-cell>
          <table:table-cell table:number-columns-repeated="241"/>
        </table:table-row>
        <table:table-row table:style-name="ro2">
          <table:table-cell table:style-name="ce15"/>
          <table:table-cell table:style-name="ce10" table:number-columns-repeated="12"/>
          <table:table-cell table:number-columns-repeated="242"/>
        </table:table-row>
        <table:table-row table:style-name="ro2">
          <table:table-cell table:style-name="Default" table:number-columns-repeated="14"/>
          <table:table-cell table:number-columns-repeated="241"/>
        </table:table-row>
        <table:table-row table:style-name="ro2">
          <table:table-cell table:style-name="ce19" office:value-type="string" calcext:value-type="string">
            <text:p>Travail à faire</text:p>
          </table:table-cell>
          <table:table-cell table:style-name="ce22" table:number-columns-repeated="5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20" office:value-type="string" calcext:value-type="string" table:number-columns-spanned="6" table:number-rows-spanned="1">
            <text:p>Remplir le tableau avec des valeurs pour chaque poste. Intégrer les formules pour qu'il calcule automatiquement les recettes, dépenses et solde par mois et le cumul annuel.</text:p>
          </table:table-cell>
          <table:covered-table-cell table:number-columns-repeated="5" table:style-name="ce2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22" table:number-columns-repeated="6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22" office:value-type="string" calcext:value-type="string">
            <text:p>Afficher automatiquement le solde <text:span text:style-name="T1">en rouge</text:span> si celui-ci est négatif.</text:p>
          </table:table-cell>
          <table:table-cell table:style-name="ce22" table:number-columns-repeated="5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22" table:number-columns-repeated="6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22" office:value-type="string" calcext:value-type="string">
            <text:p>Améliorer l'aspect du tableau</text:p>
          </table:table-cell>
          <table:table-cell table:style-name="ce22" table:number-columns-repeated="5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22" table:number-columns-repeated="6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22" office:value-type="string" calcext:value-type="string">
            <text:p>* pensez à utiliser les recopies automatiques</text:p>
          </table:table-cell>
          <table:table-cell table:style-name="ce22" table:number-columns-repeated="5"/>
          <table:table-cell table:style-name="Default" table:number-columns-repeated="8"/>
          <table:table-cell table:number-columns-repeated="241"/>
        </table:table-row>
        <calcext:conditional-formats>
          <calcext:conditional-format calcext:target-range-address="'Budget étudiant'.N22:'Budget étudiant'.N22">
            <calcext:condition calcext:apply-style-name="Bad" calcext:value="&lt;0" calcext:base-cell-address="'Budget étudiant'.N22"/>
          </calcext:conditional-format>
          <calcext:conditional-format calcext:target-range-address="'Budget étudiant'.N22:'Budget étudiant'.N22">
            <calcext:condition calcext:apply-style-name="Good" calcext:value="&gt;0" calcext:base-cell-address="'Budget étudiant'.N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DejaVuSans" style:font-family-asian="DejaVuSans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1" number:grouping="true"/>
      <number:text> €</number:text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">
      <number:number number:decimal-places="2" number:min-decimal-places="2" number:min-integer-digits="1" number:grouping="true"/>
      <number:text> €</number:text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number:min-decimal-places="1" number:min-integer-digits="1"/>
      <number:text>%</number:text>
    </number:percentage-style>
    <number:number-style style:name="N149P0" style:volatile="true">
      <number:number number:decimal-places="0" number:min-decimal-places="0" number:min-integer-digits="1" number:grouping="true"/>
      <number:text> DM</number:text>
    </number:number-style>
    <number:number-style style:name="N14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DM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DM</number:text>
    </number:number-style>
    <number:number-style style:name="N15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DM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3P0"/>
    </number:number-style>
    <number:number-style style:name="N157P0" style:volatile="true">
      <number:number number:decimal-places="0" number:min-decimal-places="0" number:min-integer-digits="1" number:grouping="true"/>
      <number:text> DM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57P2" style:volatile="true">
      <number:text> -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     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61P2" style:volatile="true">
      <number:text> - 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decimal-places="2" number:min-integer-digits="1" number:grouping="true"/>
      <number:text> DM 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65P2" style:volatile="true">
      <number:text>-</number:text>
      <number:number number:decimal-places="0" number:min-decimal-places="0" number:min-integer-digits="0"/>
      <number:text> DM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decimal-places="2" number:min-integer-digits="1" number:grouping="true"/>
      <number:text>       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decimal-places="0" number:min-integer-digits="1"/>
    </number:number-style>
    <number:number-style style:name="N170">
      <style:text-properties fo:color="#ff0000"/>
      <number:text>-</number:text>
      <number:number number:decimal-places="0" number:min-decimal-places="0" number:min-integer-digits="1"/>
      <style:map style:condition="value()&gt;=0" style:apply-style-name="N170P0"/>
    </number:number-style>
    <number:currency-style style:name="N17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1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itre_20_perso" style:display-name="Titre perso" style:family="table-cell" style:parent-style-name="Default"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5:59:33.979583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_20_1" style:display-name="PageStyle_Feui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_20_2" style:display-name="PageStyle_Feuil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4" style:display-name="PageStyle_Feuil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6" style:display-name="PageStyle_Feuil1 6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_5f_2_5f_" style:display-name="PageStyle_Feuil1 _2_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_5f_3_5f_" style:display-name="PageStyle_Feuil1 _3_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 </meta:initial-creator>
    <meta:creation-date>2002-12-05T18:04:38</meta:creation-date>
    <dc:date>2024-09-10T16:41:17.994956039</dc:date>
    <meta:print-date>2002-12-06T13:26:40</meta:print-date>
    <meta:editing-cycles>16</meta:editing-cycles>
    <meta:editing-duration>PT2H5M45S</meta:editing-duration>
    <meta:document-statistic meta:table-count="1" meta:cell-count="204" meta:object-count="0"/>
    <meta:user-defined meta:name="Info 1"/>
    <meta:user-defined meta:name="Info 2"/>
    <meta:user-defined meta:name="Info 3"/>
    <meta:user-defined meta:name="Info 4"/>
  </office:meta>
</office:document-meta>
</file>